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Lucida Sans1" svg:font-family="'Lucida Sans'"/>
    <style:font-face style:name="OpenSymbol" svg:font-family="Open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 New"/>
    </style:style>
    <style:style style:name="T3" style:family="text">
      <style:text-properties style:font-name="Courier New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 fo:font-weight="normal" style:font-weight-asian="normal" style:font-weight-complex="normal"/>
    </style:style>
    <text:list-style style:name="L1">
      <text:list-level-style-bullet text:level="1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Enable Human Interface(s)</text:h>
      <text:p text:style-name="Standard">The simple way to start a humanbot is to load and run the provided bw4thuman.mas2g.</text:p>
      <text:p text:style-name="Standard">To add a humanbot manually to an already existing MAS, you need to enable one or more human interfaces, as follows:</text:p>
      <text:list xml:id="list37178499" text:style-name="L1">
        <text:list-item>
          <text:p text:style-name="P1">Modify the <text:span text:style-name="T1">humancount</text:span> parameter in the mas2g file. Check <text:s/>the section 'advanced run settings' for details.</text:p>
        </text:list-item>
        <text:list-item>
          <text:p text:style-name="P1"><text:span text:style-name="T5">Set the </text:span><text:span text:style-name="T6">launchgui </text:span><text:span text:style-name="T7">parameter in the mas2g file true. Check <text:s/>the section 'advanced run settings' for details.</text:span></text:p>
        </text:list-item>
        <text:list-item>
          <text:p text:style-name="P1">Ensure that the humanbot.goal, message.mod2g and messageTranslation.pl files are in your project folder.</text:p>
        </text:list-item>
        <text:list-item>
          <text:p text:style-name="P1">Add the line <text:span text:style-name="T2">“humanbot.goal”.</text:span> to the agentfiles section in your mas. </text:p>
        </text:list-item>
        <text:list-item>
          <text:p text:style-name="P1">Add the line <text:span text:style-name="T2">“when [type=human,max=1]@env do launch *</text:span><text:span text:style-name="T3">:humanbot” </text:span>to the <text:s/>launchpolicy section of the mas2g file. <text:span text:style-name="T4">Note that in order for the humanbot.goal program to work correctly, your agents should get the same name as the EIS entities. The '*' in this mas line ensures thi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Lucida Sans1" svg:font-family="'Lucida Sans'"/>
    <style:font-face style:name="OpenSymbol" svg:font-family="Open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25T15:55:57</meta:creation-date>
    <dc:date>2013-09-30T17:04:49.25</dc:date>
    <meta:editing-duration>PT3H49M55S</meta:editing-duration>
    <meta:editing-cycles>29</meta:editing-cycles>
    <meta:generator>OpenOffice.org/3.3$Win32 OpenOffice.org_project/330m20$Build-9567</meta:generator>
    <meta:document-statistic meta:table-count="0" meta:image-count="0" meta:object-count="0" meta:page-count="1" meta:paragraph-count="8" meta:word-count="149" meta:character-count="890"/>
  </office:meta>
</office:document-meta>
</file>